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fo:font-size="16pt" style:font-size-asian="16pt"/>
    </style:style>
    <style:style style:name="P2" style:parent-style-name="Normal" style:family="paragraph">
      <style:text-properties fo:font-weight="bold" style:font-weight-asian="bold" fo:font-size="14pt" style:font-size-asian="14pt"/>
    </style:style>
    <style:style style:name="P3" style:parent-style-name="ListParagraph" style:list-style-name="LFO1" style:family="paragraph">
      <style:text-properties fo:font-size="12pt" style:font-size-asian="12pt"/>
    </style:style>
    <style:style style:name="P4" style:parent-style-name="ListParagraph" style:list-style-name="LFO1" style:family="paragraph">
      <style:text-properties fo:font-size="12pt" style:font-size-asian="12pt"/>
    </style:style>
    <style:style style:name="P5" style:parent-style-name="ListParagraph" style:list-style-name="LFO1" style:family="paragraph">
      <style:text-properties fo:font-size="12pt" style:font-size-asian="12pt"/>
    </style:style>
    <style:style style:name="P6" style:parent-style-name="ListParagraph" style:list-style-name="LFO1" style:family="paragraph">
      <style:text-properties fo:font-size="12pt" style:font-size-asian="12pt"/>
    </style:style>
    <style:style style:name="P7" style:parent-style-name="ListParagraph" style:list-style-name="LFO1" style:family="paragraph">
      <style:text-properties fo:font-size="12pt" style:font-size-asian="12pt"/>
    </style:style>
    <style:style style:name="P8" style:parent-style-name="ListParagraph" style:list-style-name="LFO1" style:family="paragraph">
      <style:text-properties fo:font-size="12pt" style:font-size-asian="12pt"/>
    </style:style>
    <style:style style:name="P9" style:parent-style-name="ListParagraph" style:list-style-name="LFO1" style:family="paragraph">
      <style:text-properties fo:font-size="12pt" style:font-size-asian="12pt"/>
    </style:style>
    <style:style style:name="P10" style:parent-style-name="ListParagraph" style:list-style-name="LFO1" style:family="paragraph">
      <style:text-properties fo:font-size="12pt" style:font-size-asian="12pt"/>
    </style:style>
    <style:style style:name="P11" style:parent-style-name="Normal" style:family="paragraph">
      <style:text-properties fo:font-weight="bold" style:font-weight-asian="bold" fo:font-size="14pt" style:font-size-asian="14pt"/>
    </style:style>
    <style:style style:name="P12" style:parent-style-name="ListParagraph" style:list-style-name="LFO2" style:family="paragraph"/>
    <style:style style:name="T13" style:parent-style-name="DefaultParagraphFont" style:family="text">
      <style:text-properties fo:font-size="12pt" style:font-size-asian="12pt"/>
    </style:style>
    <style:style style:name="P14" style:parent-style-name="ListParagraph" style:list-style-name="LFO2" style:family="paragraph"/>
    <style:style style:name="T15" style:parent-style-name="DefaultParagraphFont" style:family="text">
      <style:text-properties fo:font-size="12pt" style:font-size-asian="12pt"/>
    </style:style>
    <style:style style:name="T16" style:parent-style-name="DefaultParagraphFont" style:family="text">
      <style:text-properties fo:font-size="12pt" style:font-size-asian="12pt"/>
    </style:style>
    <style:style style:name="T17" style:parent-style-name="DefaultParagraphFont" style:family="text">
      <style:text-properties fo:font-size="12pt" style:font-size-asian="12pt"/>
    </style:style>
    <style:style style:name="P18" style:parent-style-name="ListParagraph" style:list-style-name="LFO2" style:family="paragraph"/>
    <style:style style:name="T19" style:parent-style-name="DefaultParagraphFont" style:family="text">
      <style:text-properties fo:font-size="12pt" style:font-size-asian="12pt"/>
    </style:style>
    <style:style style:name="T20" style:parent-style-name="DefaultParagraphFont" style:family="text">
      <style:text-properties fo:font-size="12pt" style:font-size-asian="12pt"/>
    </style:style>
    <style:style style:name="P21" style:parent-style-name="ListParagraph" style:list-style-name="LFO2" style:family="paragraph"/>
    <style:style style:name="T22" style:parent-style-name="DefaultParagraphFont" style:family="text">
      <style:text-properties fo:font-size="12pt" style:font-size-asian="12pt"/>
    </style:style>
    <style:style style:name="P23" style:parent-style-name="ListParagraph" style:list-style-name="LFO2" style:family="paragraph"/>
    <style:style style:name="T24" style:parent-style-name="DefaultParagraphFont" style:family="text">
      <style:text-properties fo:font-size="12pt" style:font-size-asian="12pt"/>
    </style:style>
    <style:style style:name="T25" style:parent-style-name="DefaultParagraphFont" style:family="text">
      <style:text-properties fo:font-size="12pt" style:font-size-asian="12pt"/>
    </style:style>
    <style:style style:name="P26" style:parent-style-name="ListParagraph" style:list-style-name="LFO2" style:family="paragraph"/>
    <style:style style:name="T27" style:parent-style-name="DefaultParagraphFont" style:family="text">
      <style:text-properties fo:font-size="12pt" style:font-size-asian="12pt"/>
    </style:style>
    <style:style style:name="P28" style:parent-style-name="ListParagraph" style:list-style-name="LFO2" style:family="paragraph"/>
    <style:style style:name="T29" style:parent-style-name="DefaultParagraphFont" style:family="text">
      <style:text-properties fo:font-size="12pt" style:font-size-asian="12pt"/>
    </style:style>
    <style:style style:name="T30" style:parent-style-name="DefaultParagraphFont" style:family="text">
      <style:text-properties fo:font-size="12pt" style:font-size-asian="12pt"/>
    </style:style>
    <style:style style:name="P31" style:parent-style-name="ListParagraph" style:list-style-name="LFO2" style:family="paragraph"/>
    <style:style style:name="T32" style:parent-style-name="DefaultParagraphFont" style:family="text">
      <style:text-properties fo:font-size="12pt" style:font-size-asian="12pt"/>
    </style:style>
    <style:style style:name="T33" style:parent-style-name="DefaultParagraphFont" style:family="text">
      <style:text-properties fo:font-size="12pt" style:font-size-asian="12pt"/>
    </style:style>
    <style:style style:name="T34" style:parent-style-name="DefaultParagraphFont" style:family="text">
      <style:text-properties fo:font-size="12pt" style:font-size-asian="12pt"/>
    </style:style>
    <style:style style:name="P35" style:parent-style-name="ListParagraph" style:list-style-name="LFO2" style:family="paragraph">
      <style:text-properties fo:font-size="12pt" style:font-size-asian="12pt"/>
    </style:style>
    <style:style style:name="P36" style:parent-style-name="ListParagraph" style:list-style-name="LFO2" style:family="paragraph">
      <style:text-properties fo:font-size="12pt" style:font-size-asian="12pt"/>
    </style:style>
    <style:style style:name="P37" style:parent-style-name="ListParagraph" style:list-style-name="LFO2" style:family="paragraph">
      <style:text-properties fo:font-size="12pt" style:font-size-asian="12pt"/>
    </style:style>
    <style:style style:name="P38" style:parent-style-name="ListParagraph" style:list-style-name="LFO2" style:family="paragraph">
      <style:text-properties fo:font-size="12pt" style:font-size-asian="12pt"/>
    </style:style>
    <style:style style:name="P39" style:parent-style-name="ListParagraph" style:list-style-name="LFO2" style:family="paragraph">
      <style:text-properties fo:font-size="12pt" style:font-size-asian="12pt"/>
    </style:style>
    <style:style style:name="P40" style:parent-style-name="ListParagraph" style:list-style-name="LFO2" style:family="paragraph">
      <style:text-properties fo:font-size="12pt" style:font-size-asian="12pt"/>
    </style:style>
    <style:style style:name="P41" style:parent-style-name="ListParagraph" style:list-style-name="LFO2" style:family="paragraph">
      <style:text-properties fo:font-size="12pt" style:font-size-asian="12pt"/>
    </style:style>
    <style:style style:name="P42" style:parent-style-name="ListParagraph" style:list-style-name="LFO2" style:family="paragraph">
      <style:text-properties fo:font-size="12pt" style:font-size-asian="12pt"/>
    </style:style>
    <style:style style:name="P43" style:parent-style-name="ListParagraph" style:list-style-name="LFO2" style:family="paragraph">
      <style:text-properties fo:font-size="12pt" style:font-size-asian="12pt"/>
    </style:style>
    <style:style style:name="P44" style:parent-style-name="ListParagraph" style:list-style-name="LFO2" style:family="paragraph">
      <style:text-properties fo:font-size="12pt" style:font-size-asian="12pt"/>
    </style:style>
    <style:style style:name="P45" style:parent-style-name="ListParagraph" style:list-style-name="LFO2" style:family="paragraph">
      <style:text-properties fo:font-size="12pt" style:font-size-asian="12pt"/>
    </style:style>
    <style:style style:name="P46" style:parent-style-name="ListParagraph" style:list-style-name="LFO2" style:family="paragraph">
      <style:text-properties fo:font-size="12pt" style:font-size-asian="12pt"/>
    </style:style>
    <style:style style:name="P47" style:parent-style-name="ListParagraph" style:list-style-name="LFO2" style:family="paragraph">
      <style:text-properties fo:font-size="12pt" style:font-size-asian="12pt"/>
    </style:style>
    <style:style style:name="P48" style:parent-style-name="ListParagraph" style:list-style-name="LFO2" style:family="paragraph"/>
    <style:style style:name="T49" style:parent-style-name="DefaultParagraphFont" style:family="text">
      <style:text-properties fo:font-weight="bold" style:font-weight-asian="bold" fo:font-size="12pt" style:font-size-asian="12pt"/>
    </style:style>
    <style:style style:name="T50" style:parent-style-name="DefaultParagraphFont" style:family="text">
      <style:text-properties fo:font-size="12pt" style:font-size-asian="12pt"/>
    </style:style>
    <style:style style:name="P51" style:parent-style-name="ListParagraph" style:list-style-name="LFO2" style:family="paragraph"/>
    <style:style style:name="T52" style:parent-style-name="DefaultParagraphFont" style:family="text">
      <style:text-properties fo:font-weight="bold" style:font-weight-asian="bold" fo:font-size="12pt" style:font-size-asian="12pt"/>
    </style:style>
    <style:style style:name="T53" style:parent-style-name="DefaultParagraphFont" style:family="text">
      <style:text-properties fo:font-weight="bold" style:font-weight-asian="bold" fo:font-size="12pt" style:font-size-asian="12pt"/>
    </style:style>
    <style:style style:name="T54" style:parent-style-name="DefaultParagraphFont" style:family="text">
      <style:text-properties fo:font-size="12pt" style:font-size-asian="12pt"/>
    </style:style>
    <style:style style:name="P55" style:parent-style-name="ListParagraph" style:list-style-name="LFO2" style:family="paragraph"/>
    <style:style style:name="T56" style:parent-style-name="DefaultParagraphFont" style:family="text">
      <style:text-properties fo:font-weight="bold" style:font-weight-asian="bold" fo:font-size="12pt" style:font-size-asian="12pt"/>
    </style:style>
    <style:style style:name="T57" style:parent-style-name="DefaultParagraphFont" style:family="text">
      <style:text-properties fo:font-size="12pt" style:font-size-asian="12pt"/>
    </style:style>
    <style:style style:name="P58" style:parent-style-name="ListParagraph" style:list-style-name="LFO2" style:family="paragraph"/>
    <style:style style:name="T59" style:parent-style-name="DefaultParagraphFont" style:family="text">
      <style:text-properties fo:font-weight="bold" style:font-weight-asian="bold" fo:font-size="12pt" style:font-size-asian="12pt"/>
    </style:style>
    <style:style style:name="P60" style:parent-style-name="ListParagraph" style:list-style-name="LFO2" style:family="paragraph">
      <style:text-properties fo:font-size="12pt" style:font-size-asian="12pt"/>
    </style:style>
    <style:style style:name="P61" style:parent-style-name="ListParagraph" style:list-style-name="LFO2" style:family="paragraph">
      <style:text-properties fo:font-size="12pt" style:font-size-asian="12pt"/>
    </style:style>
    <style:style style:name="P62" style:parent-style-name="Normal" style:family="paragraph">
      <style:text-properties fo:font-weight="bold" style:font-weight-asian="bold" fo:font-size="14pt" style:font-size-asian="14pt"/>
    </style:style>
    <style:style style:name="P63" style:parent-style-name="ListParagraph" style:list-style-name="LFO3" style:family="paragraph">
      <style:text-properties fo:font-size="12pt" style:font-size-asian="12pt"/>
    </style:style>
    <style:style style:name="P64" style:parent-style-name="ListParagraph" style:list-style-name="LFO3" style:family="paragraph">
      <style:text-properties fo:font-size="12pt" style:font-size-asian="12pt"/>
    </style:style>
    <style:style style:name="P65" style:parent-style-name="ListParagraph" style:list-style-name="LFO3" style:family="paragraph">
      <style:text-properties fo:font-size="12pt" style:font-size-asian="12pt"/>
    </style:style>
    <style:style style:name="P66" style:parent-style-name="ListParagraph" style:list-style-name="LFO3" style:family="paragraph">
      <style:text-properties fo:font-size="12pt" style:font-size-asian="12pt"/>
    </style:style>
    <style:style style:name="P67" style:parent-style-name="ListParagraph" style:list-style-name="LFO3" style:family="paragraph">
      <style:text-properties fo:font-size="12pt" style:font-size-asian="12pt"/>
    </style:style>
    <style:style style:name="P68" style:parent-style-name="ListParagraph" style:list-style-name="LFO3" style:family="paragraph">
      <style:text-properties fo:font-size="12pt" style:font-size-asian="12pt"/>
    </style:style>
    <style:style style:name="P69" style:parent-style-name="ListParagraph" style:list-style-name="LFO3" style:family="paragraph">
      <style:text-properties fo:font-size="12pt" style:font-size-asian="12pt"/>
    </style:style>
    <style:style style:name="P70" style:parent-style-name="ListParagraph" style:list-style-name="LFO3" style:family="paragraph">
      <style:text-properties fo:font-size="12pt" style:font-size-asian="12pt"/>
    </style:style>
    <style:style style:name="P71" style:parent-style-name="Normal" style:family="paragraph">
      <style:text-properties fo:font-weight="bold" style:font-weight-asian="bold" fo:font-size="12pt" style:font-size-asian="12pt"/>
    </style:style>
    <style:style style:name="P72" style:parent-style-name="ListParagraph" style:list-style-name="LFO4" style:family="paragraph">
      <style:text-properties fo:font-size="12pt" style:font-size-asian="12pt"/>
    </style:style>
    <style:style style:name="P73" style:parent-style-name="ListParagraph" style:list-style-name="LFO4" style:family="paragraph">
      <style:text-properties fo:font-size="12pt" style:font-size-asian="12pt"/>
    </style:style>
    <style:style style:name="P74" style:parent-style-name="ListParagraph" style:list-style-name="LFO4" style:family="paragraph">
      <style:text-properties fo:font-size="12pt" style:font-size-asian="12pt"/>
    </style:style>
    <style:style style:name="P75" style:parent-style-name="ListParagraph" style:list-style-name="LFO4" style:family="paragraph">
      <style:text-properties fo:font-size="12pt" style:font-size-asian="12pt"/>
    </style:style>
    <style:style style:name="P76" style:parent-style-name="ListParagraph" style:list-style-name="LFO4" style:family="paragraph">
      <style:text-properties fo:font-size="12pt" style:font-size-asian="12pt"/>
    </style:style>
    <style:style style:name="P77" style:parent-style-name="Normal" style:family="paragraph">
      <style:text-properties fo:font-weight="bold" style:font-weight-asian="bold" fo:font-size="12pt" style:font-size-asian="12pt"/>
    </style:style>
    <style:style style:name="P78" style:parent-style-name="ListParagraph" style:list-style-name="LFO5" style:family="paragraph">
      <style:text-properties fo:font-size="12pt" style:font-size-asian="12pt"/>
    </style:style>
    <style:style style:name="P79" style:parent-style-name="ListParagraph" style:list-style-name="LFO5" style:family="paragraph">
      <style:text-properties fo:font-size="12pt" style:font-size-asian="12pt"/>
    </style:style>
    <style:style style:name="P80" style:parent-style-name="ListParagraph" style:list-style-name="LFO5" style:family="paragraph">
      <style:text-properties fo:font-size="12pt" style:font-size-asian="12pt"/>
    </style:style>
    <style:style style:name="P81" style:parent-style-name="ListParagraph" style:list-style-name="LFO5" style:family="paragraph">
      <style:text-properties fo:font-size="12pt" style:font-size-asian="12pt"/>
    </style:style>
    <style:style style:name="P82" style:parent-style-name="ListParagraph" style:list-style-name="LFO5" style:family="paragraph">
      <style:text-properties fo:font-size="12pt" style:font-size-asian="12pt"/>
    </style:style>
    <style:style style:name="P83" style:parent-style-name="ListParagraph" style:list-style-name="LFO5" style:family="paragraph">
      <style:text-properties fo:font-size="12pt" style:font-size-asian="12pt"/>
    </style:style>
    <style:style style:name="P84" style:parent-style-name="ListParagraph" style:list-style-name="LFO5" style:family="paragraph">
      <style:text-properties fo:font-size="12pt" style:font-size-asian="12pt"/>
    </style:style>
    <style:style style:name="P85" style:parent-style-name="ListParagraph" style:list-style-name="LFO5" style:family="paragraph">
      <style:text-properties fo:font-size="12pt" style:font-size-asian="12pt"/>
    </style:style>
    <style:style style:name="P86" style:parent-style-name="ListParagraph" style:list-style-name="LFO5" style:family="paragraph">
      <style:text-properties fo:font-size="12pt" style:font-size-asian="12pt"/>
    </style:style>
    <style:style style:name="P87" style:parent-style-name="Normal" style:family="paragraph">
      <style:text-properties fo:font-size="12pt" style:font-size-asian="12pt"/>
    </style:style>
    <style:style style:name="P88" style:parent-style-name="Normal" style:family="paragraph">
      <style:text-properties fo:font-size="12pt" style:font-size-asian="12pt"/>
    </style:style>
    <style:style style:name="P89" style:parent-style-name="Normal" style:family="paragraph">
      <style:text-properties fo:font-weight="bold" style:font-weight-asian="bold" fo:font-size="12pt" style:font-size-asian="12pt"/>
    </style:style>
    <style:style style:name="P90" style:parent-style-name="ListParagraph" style:list-style-name="LFO6" style:family="paragraph">
      <style:text-properties fo:font-size="12pt" style:font-size-asian="12pt"/>
    </style:style>
    <style:style style:name="P91" style:parent-style-name="ListParagraph" style:list-style-name="LFO6" style:family="paragraph">
      <style:text-properties fo:font-size="12pt" style:font-size-asian="12pt"/>
    </style:style>
    <style:style style:name="P92" style:parent-style-name="ListParagraph" style:list-style-name="LFO6" style:family="paragraph">
      <style:text-properties fo:font-size="12pt" style:font-size-asian="12pt"/>
    </style:style>
    <style:style style:name="P93" style:parent-style-name="ListParagraph" style:list-style-name="LFO6" style:family="paragraph">
      <style:text-properties fo:font-size="12pt" style:font-size-asian="12pt"/>
    </style:style>
    <style:style style:name="P94" style:parent-style-name="ListParagraph" style:list-style-name="LFO6" style:family="paragraph">
      <style:text-properties fo:font-size="12pt" style:font-size-asian="12pt"/>
    </style:style>
    <style:style style:name="P95" style:parent-style-name="Normal" style:family="paragraph">
      <style:text-properties fo:font-size="12pt" style:font-size-asian="12pt"/>
    </style:style>
    <style:style style:name="P96" style:parent-style-name="Normal" style:family="paragraph">
      <style:text-properties fo:font-weight="bold" style:font-weight-asian="bold" fo:font-size="12pt" style:font-size-asian="12pt"/>
    </style:style>
    <style:style style:name="P97" style:parent-style-name="ListParagraph" style:list-style-name="LFO7" style:family="paragraph"/>
    <style:style style:name="T98" style:parent-style-name="DefaultParagraphFont" style:family="text">
      <style:text-properties fo:font-size="12pt" style:font-size-asian="12pt"/>
    </style:style>
    <style:style style:name="T99" style:parent-style-name="DefaultParagraphFont" style:family="text">
      <style:text-properties fo:font-size="12pt" style:font-size-asian="12pt"/>
    </style:style>
    <style:style style:name="T100" style:parent-style-name="DefaultParagraphFont" style:family="text">
      <style:text-properties fo:font-size="12pt" style:font-size-asian="12pt"/>
    </style:style>
    <style:style style:name="T101" style:parent-style-name="DefaultParagraphFont" style:family="text">
      <style:text-properties fo:font-size="12pt" style:font-size-asian="12pt"/>
    </style:style>
    <style:style style:name="P102" style:parent-style-name="ListParagraph" style:list-style-name="LFO7" style:family="paragraph"/>
    <style:style style:name="T103" style:parent-style-name="DefaultParagraphFont" style:family="text">
      <style:text-properties fo:font-size="12pt" style:font-size-asian="12pt"/>
    </style:style>
    <style:style style:name="T104" style:parent-style-name="DefaultParagraphFont" style:family="text">
      <style:text-properties fo:font-size="12pt" style:font-size-asian="12pt"/>
    </style:style>
    <style:style style:name="T105" style:parent-style-name="DefaultParagraphFont" style:family="text">
      <style:text-properties fo:font-size="12pt" style:font-size-asian="12pt"/>
    </style:style>
    <style:style style:name="P106" style:parent-style-name="ListParagraph" style:list-style-name="LFO7" style:family="paragraph"/>
    <style:style style:name="T107" style:parent-style-name="DefaultParagraphFont" style:family="text">
      <style:text-properties fo:font-size="12pt" style:font-size-asian="12pt"/>
    </style:style>
    <style:style style:name="T108" style:parent-style-name="DefaultParagraphFont" style:family="text">
      <style:text-properties fo:font-size="12pt" style:font-size-asian="12pt"/>
    </style:style>
    <style:style style:name="T109" style:parent-style-name="DefaultParagraphFont" style:family="text">
      <style:text-properties fo:font-size="12pt" style:font-size-asian="12pt"/>
    </style:style>
    <style:style style:name="T110" style:parent-style-name="DefaultParagraphFont" style:family="text">
      <style:text-properties fo:font-size="12pt" style:font-size-asian="12pt"/>
    </style:style>
    <style:style style:name="T111" style:parent-style-name="DefaultParagraphFont" style:family="text">
      <style:text-properties fo:font-size="12pt" style:font-size-asian="12pt"/>
    </style:style>
    <style:style style:name="T112" style:parent-style-name="DefaultParagraphFont" style:family="text">
      <style:text-properties fo:font-size="12pt" style:font-size-asian="12pt"/>
    </style:style>
    <style:style style:name="T113" style:parent-style-name="DefaultParagraphFont" style:family="text">
      <style:text-properties fo:font-size="12pt" style:font-size-asian="12pt"/>
    </style:style>
    <style:style style:name="P114" style:parent-style-name="ListParagraph" style:list-style-name="LFO7" style:family="paragraph">
      <style:text-properties fo:font-size="12pt" style:font-size-asian="12pt"/>
    </style:style>
    <style:style style:name="P115" style:parent-style-name="ListParagraph" style:list-style-name="LFO7" style:family="paragraph">
      <style:text-properties fo:font-size="12pt" style:font-size-asian="12pt"/>
    </style:style>
    <style:style style:name="P116" style:parent-style-name="Normal" style:family="paragraph">
      <style:text-properties fo:font-size="12pt" style:font-size-asian="12pt"/>
    </style:style>
    <style:style style:name="P117" style:parent-style-name="Normal" style:family="paragraph">
      <style:text-properties fo:font-weight="bold" style:font-weight-asian="bold" fo:font-size="12pt" style:font-size-asian="12pt"/>
    </style:style>
    <style:style style:name="P118" style:parent-style-name="ListParagraph" style:list-style-name="LFO8" style:family="paragraph">
      <style:text-properties fo:font-size="12pt" style:font-size-asian="12pt"/>
    </style:style>
    <style:style style:name="P119" style:parent-style-name="ListParagraph" style:list-style-name="LFO8" style:family="paragraph">
      <style:text-properties fo:font-size="12pt" style:font-size-asian="12pt"/>
    </style:style>
    <style:style style:name="P120" style:parent-style-name="ListParagraph" style:list-style-name="LFO8" style:family="paragraph">
      <style:text-properties fo:font-size="12pt" style:font-size-asian="12pt"/>
    </style:style>
    <style:style style:name="P121" style:parent-style-name="ListParagraph" style:list-style-name="LFO8" style:family="paragraph">
      <style:text-properties fo:font-size="12pt" style:font-size-asian="12pt"/>
    </style:style>
    <style:style style:name="P122" style:parent-style-name="ListParagraph" style:list-style-name="LFO8" style:family="paragraph">
      <style:text-properties fo:font-size="12pt" style:font-size-asian="12pt"/>
    </style:style>
    <style:style style:name="P123" style:parent-style-name="ListParagraph" style:list-style-name="LFO8" style:family="paragraph">
      <style:text-properties fo:font-size="12pt" style:font-size-asian="12pt"/>
    </style:style>
    <style:style style:name="P124" style:parent-style-name="ListParagraph" style:list-style-name="LFO8" style:family="paragraph">
      <style:text-properties fo:font-size="12pt" style:font-size-asian="12pt"/>
    </style:style>
    <style:style style:name="P125" style:parent-style-name="ListParagraph" style:list-style-name="LFO8" style:family="paragraph">
      <style:text-properties fo:font-size="12pt" style:font-size-asian="12pt"/>
    </style:style>
    <style:style style:name="P126" style:parent-style-name="ListParagraph" style:list-style-name="LFO8" style:family="paragraph">
      <style:text-properties fo:font-size="12pt" style:font-size-asian="12pt"/>
    </style:style>
    <style:style style:name="P127" style:parent-style-name="ListParagraph" style:list-style-name="LFO8" style:family="paragraph">
      <style:text-properties fo:font-size="12pt" style:font-size-asian="12pt"/>
    </style:style>
    <style:style style:name="P128" style:parent-style-name="ListParagraph" style:list-style-name="LFO8" style:family="paragraph">
      <style:text-properties fo:font-size="12pt" style:font-size-asian="12pt"/>
    </style:style>
    <style:style style:name="P129" style:parent-style-name="ListParagraph" style:list-style-name="LFO8" style:family="paragraph">
      <style:text-properties fo:font-size="12pt" style:font-size-asian="12pt"/>
    </style:style>
    <style:style style:name="P130" style:parent-style-name="ListParagraph" style:list-style-name="LFO8" style:family="paragraph">
      <style:text-properties fo:font-size="12pt" style:font-size-asian="12pt"/>
    </style:style>
    <style:style style:name="P131" style:parent-style-name="ListParagraph" style:list-style-name="LFO8" style:family="paragraph">
      <style:text-properties fo:font-size="12pt" style:font-size-asian="12pt"/>
    </style:style>
    <style:style style:name="P132" style:parent-style-name="ListParagraph" style:list-style-name="LFO8" style:family="paragraph">
      <style:text-properties fo:font-size="12pt" style:font-size-asian="12pt"/>
    </style:style>
    <style:style style:name="P133" style:parent-style-name="ListParagraph" style:list-style-name="LFO8" style:family="paragraph">
      <style:text-properties fo:font-size="12pt" style:font-size-asian="12pt"/>
    </style:style>
    <style:style style:name="P134" style:parent-style-name="ListParagraph" style:list-style-name="LFO8" style:family="paragraph">
      <style:text-properties fo:font-size="12pt" style:font-size-asian="12pt"/>
    </style:style>
    <style:style style:name="P135" style:parent-style-name="ListParagraph" style:list-style-name="LFO8" style:family="paragraph">
      <style:text-properties fo:font-size="12pt" style:font-size-asian="12pt"/>
    </style:style>
    <style:style style:name="P136" style:parent-style-name="ListParagraph" style:list-style-name="LFO8" style:family="paragraph">
      <style:text-properties fo:font-size="12pt" style:font-size-asian="12pt"/>
    </style:style>
    <style:style style:name="P137" style:parent-style-name="ListParagraph" style:list-style-name="LFO8" style:family="paragraph">
      <style:text-properties fo:font-size="12pt" style:font-size-asian="12pt"/>
    </style:style>
    <style:style style:name="P138" style:parent-style-name="Normal" style:family="paragraph">
      <style:text-properties fo:font-weight="bold" style:font-weight-asian="bold" fo:font-size="14pt" style:font-size-asian="14pt"/>
    </style:style>
    <style:style style:name="P139" style:parent-style-name="ListParagraph" style:list-style-name="LFO9" style:family="paragraph"/>
    <style:style style:name="T140" style:parent-style-name="DefaultParagraphFont" style:family="text">
      <style:text-properties fo:font-size="12pt" style:font-size-asian="12pt"/>
    </style:style>
    <style:style style:name="T141" style:parent-style-name="DefaultParagraphFont" style:family="text">
      <style:text-properties fo:font-size="12pt" style:font-size-asian="12pt"/>
    </style:style>
    <style:style style:name="T142" style:parent-style-name="DefaultParagraphFont" style:family="text">
      <style:text-properties fo:font-size="12pt" style:font-size-asian="12pt"/>
    </style:style>
    <style:style style:name="T143" style:parent-style-name="DefaultParagraphFont" style:family="text">
      <style:text-properties fo:font-size="12pt" style:font-size-asian="12pt"/>
    </style:style>
    <style:style style:name="P144" style:parent-style-name="ListParagraph" style:list-style-name="LFO9" style:family="paragraph"/>
    <style:style style:name="T145" style:parent-style-name="DefaultParagraphFont" style:family="text">
      <style:text-properties fo:font-size="12pt" style:font-size-asian="12pt"/>
    </style:style>
    <style:style style:name="T146" style:parent-style-name="DefaultParagraphFont" style:family="text">
      <style:text-properties fo:font-size="12pt" style:font-size-asian="12pt"/>
    </style:style>
    <style:style style:name="T147" style:parent-style-name="DefaultParagraphFont" style:family="text">
      <style:text-properties fo:font-size="12pt" style:font-size-asian="12pt"/>
    </style:style>
    <style:style style:name="T148" style:parent-style-name="DefaultParagraphFont" style:family="text">
      <style:text-properties fo:font-size="12pt" style:font-size-asian="12pt"/>
    </style:style>
    <style:style style:name="T149" style:parent-style-name="DefaultParagraphFont" style:family="text">
      <style:text-properties fo:font-size="12pt" style:font-size-asian="12pt"/>
    </style:style>
    <style:style style:name="T150" style:parent-style-name="DefaultParagraphFont" style:family="text">
      <style:text-properties fo:font-size="12pt" style:font-size-asian="12pt"/>
    </style:style>
    <style:style style:name="T151" style:parent-style-name="DefaultParagraphFont" style:family="text">
      <style:text-properties fo:font-size="12pt" style:font-size-asian="12pt"/>
    </style:style>
    <style:style style:name="T152" style:parent-style-name="DefaultParagraphFont" style:family="text">
      <style:text-properties fo:font-size="12pt" style:font-size-asian="12pt"/>
    </style:style>
    <style:style style:name="P153" style:parent-style-name="Normal" style:family="paragraph">
      <style:text-properties fo:font-weight="bold" style:font-weight-asian="bold" fo:font-size="12pt" style:font-size-asian="12pt"/>
    </style:style>
    <style:style style:name="P154" style:parent-style-name="Normal" style:family="paragraph">
      <style:text-properties fo:font-weight="bold" style:font-weight-asian="bold" fo:font-size="12pt" style:font-size-asian="12pt"/>
    </style:style>
    <style:style style:name="P155" style:parent-style-name="ListParagraph" style:list-style-name="LFO10" style:family="paragraph">
      <style:text-properties fo:font-size="12pt" style:font-size-asian="12pt"/>
    </style:style>
    <style:style style:name="P156" style:parent-style-name="ListParagraph" style:list-style-name="LFO10" style:family="paragraph">
      <style:text-properties fo:font-size="12pt" style:font-size-asian="12pt"/>
    </style:style>
    <style:style style:name="P157" style:parent-style-name="ListParagraph" style:list-style-name="LFO10" style:family="paragraph">
      <style:text-properties fo:font-size="12pt" style:font-size-asian="12pt"/>
    </style:style>
    <style:style style:name="P158" style:parent-style-name="ListParagraph" style:list-style-name="LFO10" style:family="paragraph">
      <style:text-properties fo:font-size="12pt" style:font-size-asian="12pt"/>
    </style:style>
    <style:style style:name="P159" style:parent-style-name="ListParagraph" style:list-style-name="LFO10" style:family="paragraph">
      <style:text-properties fo:font-size="12pt" style:font-size-asian="12pt"/>
    </style:style>
    <style:style style:name="P160" style:parent-style-name="Normal" style:family="paragraph">
      <style:text-properties fo:font-weight="bold" style:font-weight-asian="bold" fo:font-size="12pt" style:font-size-asian="12pt"/>
    </style:style>
    <style:style style:name="P161" style:parent-style-name="ListParagraph" style:list-style-name="LFO11" style:family="paragraph">
      <style:text-properties fo:font-size="12pt" style:font-size-asian="12pt"/>
    </style:style>
    <style:style style:name="P162" style:parent-style-name="ListParagraph" style:list-style-name="LFO11" style:family="paragraph">
      <style:text-properties fo:font-size="12pt" style:font-size-asian="12pt"/>
    </style:style>
    <style:style style:name="P163" style:parent-style-name="ListParagraph" style:list-style-name="LFO11" style:family="paragraph">
      <style:text-properties fo:font-size="12pt" style:font-size-asian="12pt"/>
    </style:style>
    <style:style style:name="P164" style:parent-style-name="ListParagraph" style:list-style-name="LFO11" style:family="paragraph">
      <style:text-properties fo:font-size="12pt" style:font-size-asian="12pt"/>
    </style:style>
    <style:style style:name="P165" style:parent-style-name="ListParagraph" style:list-style-name="LFO11" style:family="paragraph">
      <style:text-properties fo:font-size="12pt" style:font-size-asian="12pt"/>
    </style:style>
    <style:style style:name="P166" style:parent-style-name="Normal" style:family="paragraph">
      <style:text-properties fo:font-size="12pt" style:font-size-asian="12pt"/>
    </style:style>
    <style:style style:name="P167" style:parent-style-name="Normal" style:family="paragraph">
      <style:text-properties fo:font-weight="bold" style:font-weight-asian="bold" fo:font-size="12pt" style:font-size-asian="12pt"/>
    </style:style>
    <style:style style:name="P168" style:parent-style-name="ListParagraph" style:list-style-name="LFO12" style:family="paragraph">
      <style:text-properties fo:font-size="12pt" style:font-size-asian="12pt"/>
    </style:style>
    <style:style style:name="P169" style:parent-style-name="ListParagraph" style:list-style-name="LFO12" style:family="paragraph">
      <style:text-properties fo:font-size="12pt" style:font-size-asian="12pt"/>
    </style:style>
    <style:style style:name="P170" style:parent-style-name="ListParagraph" style:list-style-name="LFO12" style:family="paragraph">
      <style:text-properties fo:font-size="12pt" style:font-size-asian="12pt"/>
    </style:style>
    <style:style style:name="P171" style:parent-style-name="ListParagraph" style:list-style-name="LFO12" style:family="paragraph">
      <style:text-properties fo:font-size="12pt" style:font-size-asian="12pt"/>
    </style:style>
    <style:style style:name="P172" style:parent-style-name="ListParagraph" style:list-style-name="LFO12" style:family="paragraph">
      <style:text-properties fo:font-size="12pt" style:font-size-asian="12pt"/>
    </style:style>
    <style:style style:name="P173" style:parent-style-name="ListParagraph" style:list-style-name="LFO12" style:family="paragraph">
      <style:text-properties fo:font-size="12pt" style:font-size-asian="12pt"/>
    </style:style>
    <style:style style:name="P174" style:parent-style-name="ListParagraph" style:list-style-name="LFO12" style:family="paragraph">
      <style:text-properties fo:font-size="12pt" style:font-size-asian="12pt"/>
    </style:style>
    <style:style style:name="P175" style:parent-style-name="ListParagraph" style:list-style-name="LFO12" style:family="paragraph">
      <style:text-properties fo:font-size="12pt" style:font-size-asian="12pt"/>
    </style:style>
    <style:style style:name="P176" style:parent-style-name="ListParagraph" style:list-style-name="LFO12" style:family="paragraph">
      <style:text-properties fo:font-size="12pt" style:font-size-asian="12pt"/>
    </style:style>
    <style:style style:name="P177" style:parent-style-name="ListParagraph" style:list-style-name="LFO12" style:family="paragraph">
      <style:text-properties fo:font-size="12pt" style:font-size-asian="12pt"/>
    </style:style>
    <style:style style:name="P178" style:parent-style-name="ListParagraph" style:list-style-name="LFO12" style:family="paragraph">
      <style:text-properties fo:font-size="12pt" style:font-size-asian="12pt"/>
    </style:style>
    <style:style style:name="P179" style:parent-style-name="ListParagraph" style:list-style-name="LFO12" style:family="paragraph">
      <style:text-properties fo:font-size="12pt" style:font-size-asian="12pt"/>
    </style:style>
    <style:style style:name="P180" style:parent-style-name="Normal" style:family="paragraph">
      <style:text-properties fo:font-size="12pt" style:font-size-asian="12pt"/>
    </style:style>
    <style:style style:name="P181" style:parent-style-name="Normal" style:family="paragraph">
      <style:text-properties fo:font-weight="bold" style:font-weight-asian="bold" fo:font-size="14pt" style:font-size-asian="14pt"/>
    </style:style>
    <style:style style:name="P182" style:parent-style-name="ListParagraph" style:list-style-name="LFO13" style:family="paragraph">
      <style:text-properties fo:font-size="12pt" style:font-size-asian="12pt"/>
    </style:style>
    <style:style style:name="P183" style:parent-style-name="ListParagraph" style:list-style-name="LFO13" style:family="paragraph">
      <style:text-properties fo:font-size="12pt" style:font-size-asian="12pt"/>
    </style:style>
    <style:style style:name="P184" style:parent-style-name="ListParagraph" style:list-style-name="LFO13" style:family="paragraph">
      <style:text-properties fo:font-size="12pt" style:font-size-asian="12pt"/>
    </style:style>
    <style:style style:name="P185" style:parent-style-name="ListParagraph" style:list-style-name="LFO13" style:family="paragraph">
      <style:text-properties fo:font-size="12pt" style:font-size-asian="12pt"/>
    </style:style>
    <style:style style:name="P186" style:parent-style-name="ListParagraph" style:list-style-name="LFO13" style:family="paragraph">
      <style:text-properties fo:font-size="12pt" style:font-size-asian="12pt"/>
    </style:style>
    <style:style style:name="P187" style:parent-style-name="ListParagraph" style:list-style-name="LFO13" style:family="paragraph">
      <style:text-properties fo:font-size="12pt" style:font-size-asian="12pt"/>
    </style:style>
    <style:style style:name="P188" style:parent-style-name="Normal" style:family="paragraph">
      <style:text-properties fo:font-size="12pt" style:font-size-asian="12pt"/>
    </style:style>
    <style:style style:name="P189" style:parent-style-name="Normal" style:family="paragraph">
      <style:text-properties fo:font-weight="bold" style:font-weight-asian="bold" fo:font-size="12pt" style:font-size-asian="12pt"/>
    </style:style>
    <style:style style:name="P190" style:parent-style-name="ListParagraph" style:list-style-name="LFO14" style:family="paragraph">
      <style:text-properties fo:font-size="12pt" style:font-size-asian="12pt"/>
    </style:style>
    <style:style style:name="P191" style:parent-style-name="ListParagraph" style:list-style-name="LFO14" style:family="paragraph">
      <style:text-properties fo:font-size="12pt" style:font-size-asian="12pt"/>
    </style:style>
    <style:style style:name="P192" style:parent-style-name="ListParagraph" style:list-style-name="LFO14" style:family="paragraph">
      <style:text-properties fo:font-size="12pt" style:font-size-asian="12pt"/>
    </style:style>
    <style:style style:name="P193" style:parent-style-name="ListParagraph" style:list-style-name="LFO14" style:family="paragraph">
      <style:text-properties fo:font-size="12pt" style:font-size-asian="12pt"/>
    </style:style>
    <style:style style:name="P194" style:parent-style-name="ListParagraph" style:list-style-name="LFO14" style:family="paragraph">
      <style:text-properties fo:font-size="12pt" style:font-size-asian="12pt"/>
    </style:style>
    <style:style style:name="P195" style:parent-style-name="ListParagraph" style:list-style-name="LFO14" style:family="paragraph">
      <style:text-properties fo:font-size="12pt" style:font-size-asian="12pt"/>
    </style:style>
    <style:style style:name="P196" style:parent-style-name="ListParagraph" style:list-style-name="LFO14" style:family="paragraph">
      <style:text-properties fo:font-size="12pt" style:font-size-asian="12pt"/>
    </style:style>
    <style:style style:name="P197" style:parent-style-name="ListParagraph" style:list-style-name="LFO14" style:family="paragraph">
      <style:text-properties fo:font-size="12pt" style:font-size-asian="12pt"/>
    </style:style>
    <style:style style:name="P198" style:parent-style-name="ListParagraph" style:list-style-name="LFO14" style:family="paragraph">
      <style:text-properties fo:font-size="12pt" style:font-size-asian="12pt"/>
    </style:style>
    <style:style style:name="P199" style:parent-style-name="ListParagraph" style:list-style-name="LFO14" style:family="paragraph">
      <style:text-properties fo:font-size="12pt" style:font-size-asian="12pt"/>
    </style:style>
    <style:style style:name="P200" style:parent-style-name="ListParagraph" style:list-style-name="LFO14" style:family="paragraph">
      <style:text-properties fo:font-size="12pt" style:font-size-asian="12pt"/>
    </style:style>
    <style:style style:name="P201" style:parent-style-name="ListParagraph" style:list-style-name="LFO14" style:family="paragraph">
      <style:text-properties fo:font-size="12pt" style:font-size-asian="12pt"/>
    </style:style>
    <style:style style:name="P202" style:parent-style-name="ListParagraph" style:list-style-name="LFO14" style:family="paragraph">
      <style:text-properties fo:font-size="12pt" style:font-size-asian="12pt"/>
    </style:style>
    <style:style style:name="P203" style:parent-style-name="ListParagraph" style:list-style-name="LFO14" style:family="paragraph">
      <style:text-properties fo:font-size="12pt" style:font-size-asian="12pt"/>
    </style:style>
    <style:style style:name="P204" style:parent-style-name="ListParagraph" style:list-style-name="LFO14" style:family="paragraph">
      <style:text-properties fo:font-size="12pt" style:font-size-asian="12pt"/>
    </style:style>
    <style:style style:name="P205" style:parent-style-name="ListParagraph" style:list-style-name="LFO14" style:family="paragraph">
      <style:text-properties fo:font-size="12pt" style:font-size-asian="12pt"/>
    </style:style>
    <style:style style:name="P206" style:parent-style-name="ListParagraph" style:list-style-name="LFO14" style:family="paragraph">
      <style:text-properties fo:font-size="12pt" style:font-size-asian="12pt"/>
    </style:style>
    <style:style style:name="P207" style:parent-style-name="ListParagraph" style:list-style-name="LFO14" style:family="paragraph">
      <style:text-properties fo:font-size="12pt" style:font-size-asian="12pt"/>
    </style:style>
    <style:style style:name="P208" style:parent-style-name="ListParagraph" style:list-style-name="LFO14" style:family="paragraph">
      <style:text-properties fo:font-size="12pt" style:font-size-asian="12pt"/>
    </style:style>
    <style:style style:name="P209" style:parent-style-name="Normal" style:family="paragraph">
      <style:text-properties fo:font-weight="bold" style:font-weight-asian="bold" fo:font-size="12pt" style:font-size-asian="12pt"/>
    </style:style>
    <style:style style:name="P210" style:parent-style-name="Normal" style:family="paragraph">
      <style:text-properties fo:font-weight="bold" style:font-weight-asian="bold" fo:font-size="12pt" style:font-size-asian="12pt"/>
    </style:style>
    <style:style style:name="P211" style:parent-style-name="ListParagraph" style:list-style-name="LFO15" style:family="paragraph">
      <style:text-properties fo:font-size="12pt" style:font-size-asian="12pt"/>
    </style:style>
    <style:style style:name="P212" style:parent-style-name="ListParagraph" style:list-style-name="LFO15" style:family="paragraph">
      <style:text-properties fo:font-size="12pt" style:font-size-asian="12pt"/>
    </style:style>
    <style:style style:name="P213" style:parent-style-name="ListParagraph" style:list-style-name="LFO15" style:family="paragraph">
      <style:text-properties fo:font-size="12pt" style:font-size-asian="12pt"/>
    </style:style>
    <style:style style:name="P214" style:parent-style-name="ListParagraph" style:list-style-name="LFO15" style:family="paragraph">
      <style:text-properties fo:font-size="12pt" style:font-size-asian="12pt"/>
    </style:style>
    <style:style style:name="P215" style:parent-style-name="ListParagraph" style:list-style-name="LFO15" style:family="paragraph">
      <style:text-properties fo:font-size="12pt" style:font-size-asian="12pt"/>
    </style:style>
    <style:style style:name="P216" style:parent-style-name="ListParagraph" style:list-style-name="LFO15" style:family="paragraph"/>
    <style:style style:name="T217" style:parent-style-name="DefaultParagraphFont" style:family="text">
      <style:text-properties fo:font-weight="bold" style:font-weight-asian="bold" fo:font-size="12pt" style:font-size-asian="12pt"/>
    </style:style>
    <style:style style:name="T218" style:parent-style-name="DefaultParagraphFont" style:family="text">
      <style:text-properties fo:font-size="12pt" style:font-size-asian="12pt"/>
    </style:style>
    <style:style style:name="T219" style:parent-style-name="DefaultParagraphFont" style:family="text">
      <style:text-properties fo:font-size="12pt" style:font-size-asian="12pt"/>
    </style:style>
    <style:style style:name="P220" style:parent-style-name="ListParagraph" style:list-style-name="LFO15" style:family="paragraph">
      <style:text-properties fo:font-size="12pt" style:font-size-asian="12pt"/>
    </style:style>
    <style:style style:name="P221" style:parent-style-name="ListParagraph" style:list-style-name="LFO15" style:family="paragraph">
      <style:text-properties fo:font-size="12pt" style:font-size-asian="12pt"/>
    </style:style>
    <style:style style:name="P222" style:parent-style-name="ListParagraph" style:list-style-name="LFO15" style:family="paragraph">
      <style:text-properties fo:font-size="12pt" style:font-size-asian="12pt"/>
    </style:style>
    <style:style style:name="P223" style:parent-style-name="ListParagraph" style:list-style-name="LFO15" style:family="paragraph">
      <style:text-properties fo:font-size="12pt" style:font-size-asian="12pt"/>
    </style:style>
    <style:style style:name="P224" style:parent-style-name="ListParagraph" style:list-style-name="LFO15" style:family="paragraph">
      <style:text-properties fo:font-size="12pt" style:font-size-asian="12pt"/>
    </style:style>
    <style:style style:name="P225" style:parent-style-name="ListParagraph" style:list-style-name="LFO15" style:family="paragraph">
      <style:text-properties fo:font-size="12pt" style:font-size-asian="12pt"/>
    </style:style>
    <style:style style:name="P226" style:parent-style-name="ListParagraph" style:list-style-name="LFO15" style:family="paragraph">
      <style:text-properties fo:font-size="12pt" style:font-size-asian="12pt"/>
    </style:style>
    <style:style style:name="P227" style:parent-style-name="ListParagraph" style:list-style-name="LFO15" style:family="paragraph">
      <style:text-properties fo:font-size="12pt" style:font-size-asian="12pt"/>
    </style:style>
    <style:style style:name="P228" style:parent-style-name="ListParagraph" style:list-style-name="LFO15" style:family="paragraph">
      <style:text-properties fo:font-size="12pt" style:font-size-asian="12pt"/>
    </style:style>
    <style:style style:name="P229" style:parent-style-name="ListParagraph" style:list-style-name="LFO15" style:family="paragraph">
      <style:text-properties fo:font-size="12pt" style:font-size-asian="12pt"/>
    </style:style>
    <style:style style:name="P230" style:parent-style-name="ListParagraph" style:list-style-name="LFO15" style:family="paragraph">
      <style:text-properties fo:font-size="12pt" style:font-size-asian="12pt"/>
    </style:style>
    <style:style style:name="P231" style:parent-style-name="ListParagraph" style:list-style-name="LFO15" style:family="paragraph">
      <style:text-properties fo:font-size="12pt" style:font-size-asian="12pt"/>
    </style:style>
    <style:style style:name="P232" style:parent-style-name="ListParagraph" style:list-style-name="LFO15" style:family="paragraph">
      <style:text-properties fo:font-size="12pt" style:font-size-asian="12pt"/>
    </style:style>
    <style:style style:name="P233" style:parent-style-name="ListParagraph" style:list-style-name="LFO15" style:family="paragraph">
      <style:text-properties fo:font-size="12pt" style:font-size-asian="12pt"/>
    </style:style>
    <style:style style:name="P234" style:parent-style-name="ListParagraph" style:list-style-name="LFO15" style:family="paragraph">
      <style:text-properties fo:font-size="12pt" style:font-size-asian="12pt"/>
    </style:style>
    <style:style style:name="P235" style:parent-style-name="ListParagraph" style:list-style-name="LFO15" style:family="paragraph">
      <style:text-properties fo:font-size="12pt" style:font-size-asian="12pt"/>
    </style:style>
    <style:style style:name="P236" style:parent-style-name="ListParagraph" style:list-style-name="LFO15" style:family="paragraph">
      <style:text-properties fo:font-size="12pt" style:font-size-asian="12pt"/>
    </style:style>
    <style:style style:name="P237" style:parent-style-name="ListParagraph" style:list-style-name="LFO15" style:family="paragraph">
      <style:text-properties fo:font-size="12pt" style:font-size-asian="12pt"/>
    </style:style>
    <style:style style:name="P238" style:parent-style-name="ListParagraph" style:list-style-name="LFO15" style:family="paragraph">
      <style:text-properties fo:font-size="12pt" style:font-size-asian="12pt"/>
    </style:style>
    <style:style style:name="P239" style:parent-style-name="Normal" style:family="paragraph">
      <style:text-properties fo:font-size="12pt" style:font-size-asian="12pt"/>
    </style:style>
    <style:style style:name="P240" style:parent-style-name="Normal" style:family="paragraph">
      <style:text-properties fo:font-weight="bold" style:font-weight-asian="bold" fo:font-size="12pt" style:font-size-asian="12pt"/>
    </style:style>
    <style:style style:name="P241" style:parent-style-name="ListParagraph" style:list-style-name="LFO16" style:family="paragraph">
      <style:text-properties fo:font-size="12pt" style:font-size-asian="12pt"/>
    </style:style>
    <style:style style:name="P242" style:parent-style-name="ListParagraph" style:list-style-name="LFO16" style:family="paragraph">
      <style:text-properties fo:font-size="12pt" style:font-size-asian="12pt"/>
    </style:style>
    <style:style style:name="P243" style:parent-style-name="ListParagraph" style:list-style-name="LFO16" style:family="paragraph">
      <style:text-properties fo:font-size="12pt" style:font-size-asian="12pt"/>
    </style:style>
    <style:style style:name="P244" style:parent-style-name="ListParagraph" style:list-style-name="LFO16" style:family="paragraph">
      <style:text-properties fo:font-size="12pt" style:font-size-asian="12pt"/>
    </style:style>
    <style:style style:name="P245" style:parent-style-name="ListParagraph" style:list-style-name="LFO16" style:family="paragraph">
      <style:text-properties fo:font-size="12pt" style:font-size-asian="12pt"/>
    </style:style>
    <style:style style:name="P246" style:parent-style-name="ListParagraph" style:list-style-name="LFO16" style:family="paragraph">
      <style:text-properties fo:font-size="12pt" style:font-size-asian="12pt"/>
    </style:style>
    <style:style style:name="P247" style:parent-style-name="ListParagraph" style:list-style-name="LFO16" style:family="paragraph">
      <style:text-properties fo:font-size="12pt" style:font-size-asian="12pt"/>
    </style:style>
    <style:style style:name="P248" style:parent-style-name="Normal" style:family="paragraph">
      <style:text-properties fo:font-weight="bold" style:font-weight-asian="bold" fo:font-size="12pt" style:font-size-asian="12pt"/>
    </style:style>
    <style:style style:name="P249" style:parent-style-name="ListParagraph" style:list-style-name="LFO17" style:family="paragraph"/>
    <style:style style:name="T250" style:parent-style-name="DefaultParagraphFont" style:family="text">
      <style:text-properties fo:font-size="12pt" style:font-size-asian="12pt"/>
    </style:style>
    <style:style style:name="T251" style:parent-style-name="DefaultParagraphFont" style:family="text">
      <style:text-properties fo:font-size="12pt" style:font-size-asian="12pt"/>
    </style:style>
    <style:style style:name="P252" style:parent-style-name="ListParagraph" style:list-style-name="LFO17" style:family="paragraph"/>
    <style:style style:name="T253" style:parent-style-name="DefaultParagraphFont" style:family="text">
      <style:text-properties fo:font-size="12pt" style:font-size-asian="12pt"/>
    </style:style>
    <style:style style:name="T254" style:parent-style-name="DefaultParagraphFont" style:family="text">
      <style:text-properties fo:font-size="12pt" style:font-size-asian="12pt"/>
    </style:style>
    <style:style style:name="P255" style:parent-style-name="ListParagraph" style:list-style-name="LFO17" style:family="paragraph"/>
    <style:style style:name="T256" style:parent-style-name="DefaultParagraphFont" style:family="text">
      <style:text-properties fo:font-size="12pt" style:font-size-asian="12pt"/>
    </style:style>
    <style:style style:name="P257" style:parent-style-name="ListParagraph" style:list-style-name="LFO17" style:family="paragraph">
      <style:text-properties fo:font-weight="bold" style:font-weight-asian="bold" fo:font-size="12pt" style:font-size-asian="12pt"/>
    </style:style>
  </office:automatic-styles>
  <office:body>
    <office:text text:use-soft-page-breaks="true">
      <text:p text:style-name="P1">12-Week 12 Marchington and Wilkinson Chapter 7 – Line Managers, Leadership and HRM</text:p>
      <text:p text:style-name="P2">Intro</text:p>
      <text:list text:style-name="LFO1" text:continue-numbering="true">
        <text:list-item>
          <text:p text:style-name="P3">Hrm does not reside solely or even primarily with specialist hr managers, despite the important<text:s/>role they play in devising policies and procedures in the org where they work</text:p>
        </text:list-item>
        <text:list-item>
          <text:p text:style-name="P4">In large org where there is an active hr function, certain aspects of hr work are undertaken by external providers and or shared service centres<text:s/></text:p>
        </text:list-item>
        <text:list-item>
          <text:p text:style-name="P5">Recently emphasis has shifted so that supervisors are expected not just to manage<text:s/>their staff but also show leadership<text:s/>capabilities<text:s/>that bring out the best in those that work, encourage them and discourage them from adopting attitudes and behaviours that undermine strong hr systems.</text:p>
        </text:list-item>
        <text:list-item>
          <text:p text:style-name="P6">Line<text:s/>managers urged to<text:s/>become<text:s/>transformational leaders</text:p>
        </text:list-item>
        <text:list-item>
          <text:p text:style-name="P7">Growing hr responsibility of line manger</text:p>
        </text:list-item>
        <text:list-item>
          <text:p text:style-name="P8">The blockages and barriers that prevent them from fulfilling this role successfully</text:p>
        </text:list-item>
        <text:list-item>
          <text:p text:style-name="P9">The action that can be taken to minimise these<text:s/>problems</text:p>
        </text:list-item>
        <text:list-item>
          <text:p text:style-name="P10">The part that leadership skills can play in the perf of line managers</text:p>
        </text:list-item>
      </text:list>
      <text:p text:style-name="P11">Increasing line management responsibility for hrm</text:p>
      <text:list text:style-name="LFO2" text:continue-numbering="true">
        <text:list-item>
          <text:p text:style-name="P12"><text:span text:style-name="T13">Line mangers have criticised the contribution hr specialist make to org perf in 4 ways</text:span></text:p>
        </text:list-item>
        <text:list-item>
          <text:p text:style-name="P14"><text:span text:style-name="T15">First hr people are regarded as out of touch with commercial realities, not a</text:span><text:span text:style-name="T16">ware of how</text:span><text:span text:style-name="T17"><text:s/>business operates or its customer needs but instead applying principles that could be seen to conflict with business goals</text:span></text:p>
        </text:list-item>
        <text:list-item>
          <text:p text:style-name="P18"><text:span text:style-name="T19">Second hr is felt to constrain the autonomy of line mangers to make decisions they feel are in thee best interests of the</text:span><text:span text:style-name="T20"><text:s/>business – legal constraints, trade unions</text:span></text:p>
        </text:list-item>
        <text:list-item>
          <text:p text:style-name="P21"><text:span text:style-name="T22">Third hr people unresponsive and slow to act, always wanting to check options thoroughly rather than takin immediate action in support of line mangers recommendation</text:span></text:p>
        </text:list-item>
        <text:list-item>
          <text:p text:style-name="P23"><text:span text:style-name="T24">4 – hr criticised for promoting policies that<text:s/></text:span><text:span text:style-name="T25">may be fine in theory but hard to put into effect or inappropriate for their particular workplace</text:span></text:p>
        </text:list-item>
        <text:list-item>
          <text:p text:style-name="P26"><text:span text:style-name="T27">Senior managers do not involve hr function at an early stage, results in I people issues being ignored or downplayed during the decision making process</text:span></text:p>
        </text:list-item>
        <text:list-item>
          <text:p text:style-name="P28"><text:span text:style-name="T29">When p</text:span><text:span text:style-name="T30">roblems arise hr is asked to solve by short term solutions</text:span></text:p>
        </text:list-item>
        <text:list-item>
          <text:p text:style-name="P31"><text:span text:style-name="T32">Hr gets the blame for not being able to resolve the</text:span><text:span text:style-name="T33"><text:s/>problem and continues to be ex</text:span><text:span text:style-name="T34">cluded from major decisions and circle continues</text:span></text:p>
        </text:list-item>
        <text:list-item>
          <text:p text:style-name="P35">In order to address these concerns, line managers have been<text:s/>encouraged to take on greater responsibility for hr<text:s/>activities</text:p>
        </text:list-item>
        <text:list-item>
          <text:p text:style-name="P36">Line managers believe their solutions are more in tune with business realities, can<text:s/>contribute<text:s/>more overtly to<text:s/>improved<text:s/>perf</text:p>
        </text:list-item>
        <text:list-item>
          <text:p text:style-name="P37">Being given more explicit responsibility for hrm also enhance line management ownership of these ideas and should increase their<text:s/>commitment<text:s/>to integrating hr with other objectives</text:p>
        </text:list-item>
        <text:list-item>
          <text:p text:style-name="P38">Despite suggestions hr should be disbanded altogether, a more realistic option if for line mangers and hr pros to work<text:s/>together<text:s/>as partners</text:p>
        </text:list-item>
        <text:list-item>
          <text:p text:style-name="P39">Shared decision making between hr and line managers led to increases in org performance whilst too much reliance on one of the other had no impact</text:p>
        </text:list-item>
        <text:list-item>
          <text:p text:style-name="P40">Little doubt mangers have<text:s/>sig responsibility for hrm, typically in conjunction with hr where they are employed</text:p>
        </text:list-item>
        <text:list-item>
          <text:p text:style-name="P41">There are few areas in which hr function makes decisions on its own, except in relation to wider company policies and procedures</text:p>
        </text:list-item>
        <text:list-item>
          <text:p text:style-name="P42">Involvement of hr specialists tends to remain highest in policy formulation where issues of consistency and specialist expertise<text:s/>are most important and lowest when line managers are responsible for putting plans into effect</text:p>
        </text:list-item>
        <text:list-item>
          <text:p text:style-name="P43">Line mangers important in ; motivation and morale of staff, team briefings and communications, health and safety, idenfitying training needs, employee slection and perf appraisal.</text:p>
        </text:list-item>
        <text:list-item>
          <text:p text:style-name="P44">Hr felt same way about what line mangers do</text:p>
        </text:list-item>
        <text:list-item>
          <text:p text:style-name="P45">Hr partnership with managers most common in resourcing and in training and development</text:p>
        </text:list-item>
        <text:list-item>
          <text:p text:style-name="P46">Ward managers in hospital, more hr duties, same clinical duties, feel overworked and under resourced</text:p>
        </text:list-item>
        <text:list-item>
          <text:p text:style-name="P47">In terms of line manager involvement, the following sums up the situation well</text:p>
        </text:list-item>
        <text:list-item>
          <text:p text:style-name="P48"><text:span text:style-name="T49">Major responsibility</text:span><text:span text:style-name="T50">- leading team briefings, problem solving groups and informal communications, performance review, team staff develomment, managing employee absence</text:span></text:p>
        </text:list-item>
        <text:list-item>
          <text:p text:style-name="P51"><text:span text:style-name="T52">Shared respons</text:span><text:span text:style-name="T53">iblitiy</text:span><text:span text:style-name="T54"><text:s/>– selection decisions, induction and ongoing training, disciplinary cases, flexible working patterns]</text:span></text:p>
        </text:list-item>
        <text:list-item>
          <text:p text:style-name="P55"><text:span text:style-name="T56">Little responsibility</text:span><text:span text:style-name="T57"><text:s/>– perf related pay, recruitment advertising, applications nad initial serach, promtions, welfare and org development</text:span></text:p>
        </text:list-item>
        <text:list-item>
          <text:p text:style-name="P58"><text:span text:style-name="T59">D</text:span></text:p>
        </text:list-item>
        <text:list-item>
          <text:p text:style-name="P60">Relationship between hr and first line managers – 6 activities influential: perf appraisal, training, coaching and guidance, involvement and communication, openness, work life balance and recognition</text:p>
        </text:list-item>
        <text:list-item>
          <text:p text:style-name="P61">Much depends on the respective power bases of line mangers<text:s/>and hr <text:s/>and the degree to which senior managers believe that hrm is important within the org</text:p>
        </text:list-item>
      </text:list>
      <text:p text:style-name="P62">Problems with devolving hrm to line managers</text:p>
      <text:list text:style-name="LFO3" text:continue-numbering="true">
        <text:list-item>
          <text:p text:style-name="P63">Arguments for devolving hrm to front line mangers assume people management decisions should be made as close to the workplace as possible</text:p>
        </text:list-item>
        <text:list-item>
          <text:p text:style-name="P64">Problem is that it assumes hrm is a relatively minor add on to any line managers job which can be undertaken during existing working time and without specialist<text:s/>training</text:p>
        </text:list-item>
        <text:list-item>
          <text:p text:style-name="P65">Argue that they:</text:p>
          <text:list text:continue-numbering="true">
            <text:list-item>
              <text:p text:style-name="P66">Have conflicting goals and don’t automatically identify with org goals</text:p>
            </text:list-item>
            <text:list-item>
              <text:p text:style-name="P67">Have<text:s/>competing<text:s/>priorities and<text:s/>suffer<text:s/>from work<text:s/>overload when they are asked to<text:s/>take on hr job in addition to existing job</text:p>
            </text:list-item>
            <text:list-item>
              <text:p text:style-name="P68">Lack the knowledge and skills to undertake hr<text:s/>duties<text:s/>when appointed and find orgs rarely provide them with training and support<text:s/>to do hrm effectively</text:p>
            </text:list-item>
            <text:list-item>
              <text:p text:style-name="P69">Have little respect for hr work, regarding it as soft and value sapping and they view hr pros with disdain</text:p>
            </text:list-item>
            <text:list-item>
              <text:p text:style-name="P70">Behave inconsistently when implementing hr policies because they wish to retain flexibility in dealing with<text:s/>staff and are not always fully<text:s/>aware of what they are expected to do</text:p>
            </text:list-item>
          </text:list>
        </text:list-item>
      </text:list>
      <text:p text:style-name="P71">Lack of identification with employer goals</text:p>
      <text:list text:style-name="LFO4" text:continue-numbering="true">
        <text:list-item>
          <text:p text:style-name="P72">Line mangers view themselves as quite distinct<text:s/>from<text:s/>senior managers</text:p>
        </text:list-item>
        <text:list-item>
          <text:p text:style-name="P73">Mangers promoted from junior<text:s/>position, stuck<text:s/>in-between<text:s/>workers and<text:s/>managerial<text:s/>job, unwilling to align themselves wither with workers or with managers.</text:p>
        </text:list-item>
        <text:list-item>
          <text:p text:style-name="P74">Have<text:s/>loyalties<text:s/>to their profession as well as their employer</text:p>
        </text:list-item>
        <text:list-item>
          <text:p text:style-name="P75">Feelings of role conflict and ambiguity and insecurity are reinforced if front line managers find their existing skills are no longer needed or their numbers are<text:s/>reduced<text:s/>in the org</text:p>
        </text:list-item>
        <text:list-item>
          <text:p text:style-name="P76">Line mangers faced a challenge because they were the agents of change on behalf of the org and also its victims because changes<text:s/>usually<text:s/>affected them negatively</text:p>
        </text:list-item>
      </text:list>
      <text:p text:style-name="P77">Competing priorities and work overload</text:p>
      <text:list text:style-name="LFO5" text:continue-numbering="true">
        <text:list-item>
          <text:p text:style-name="P78">Espoused policy is a summation of the proposals, objectives and standards that top level management hold and or state they hold<text:s/>for establishing the orgs approach to its employees</text:p>
        </text:list-item>
        <text:list-item>
          <text:p text:style-name="P79">Operational policy is the way senior management are<text:s/>seen<text:s/>to order industrial relations and hr<text:s/>priorities vis a vis those of<text:s/>other policies</text:p>
        </text:list-item>
        <text:list-item>
          <text:p text:style-name="P80">If two policies are seen to conflict then hr policies typically take a lower priority</text:p>
        </text:list-item>
        <text:list-item>
          <text:p text:style-name="P81">Several studies confirm line mangers feel other goals take priority over managing human resources</text:p>
        </text:list-item>
        <text:list-item>
          <text:p text:style-name="P82">Hrm issues were low on their list of priorities and hr issues did not appear in formal key perf indicators</text:p>
        </text:list-item>
        <text:list-item>
          <text:p text:style-name="P83">Both line mangers and hr people felt that pressure of work over short or long term was the biggest barrier to line manager involvement in hrm</text:p>
        </text:list-item>
        <text:list-item>
          <text:p text:style-name="P84">Managers<text:s/>fell over burdened by their hr work because it is in addition to their other tasks</text:p>
        </text:list-item>
        <text:list-item>
          <text:p text:style-name="P85">The continual de layering and job loss put even greater pressures on line managers but rather than treating them as scapegoats he questions whether reward and appraisal mechanisms<text:s/>encourage<text:s/>positive behaviours or if there is sufficient time life in the working day for <text:s/>hrm</text:p>
        </text:list-item>
        <text:list-item>
          <text:p text:style-name="P86">Line mangers pick up signals from senior management about the ordering of priorities rather than follow the vague messages within formal mission statements</text:p>
        </text:list-item>
      </text:list>
      <text:p text:style-name="P87"/>
      <text:p text:style-name="P88"/>
      <text:soft-page-break/>
      <text:p text:style-name="P89">Lack of knowledge and<text:s/>skills and insufficient training</text:p>
      <text:list text:style-name="LFO6" text:continue-numbering="true">
        <text:list-item>
          <text:p text:style-name="P90">Their knowledge of motivation theory or pay systems is typically based on personal experience or deeply held personal<text:s/>beliefs<text:s/>about why<text:s/>people<text:s/>work</text:p>
        </text:list-item>
        <text:list-item>
          <text:p text:style-name="P91">The low education and technical base of line managers<text:s/>is a constraint on devolution</text:p>
        </text:list-item>
        <text:list-item>
          <text:p text:style-name="P92">Changes typically occur rapidly leaving insufficient time for training to be done<text:s/>properly or systematically and line mangers are left to pic<text:s/>thing up as they<text:s/>go along</text:p>
        </text:list-item>
        <text:list-item>
          <text:p text:style-name="P93">Many line mangers recognise they need support from hr if they<text:s/>are to be effective</text:p>
        </text:list-item>
        <text:list-item>
          <text:p text:style-name="P94">Whilst programmes tended to be compulsory they were also short,<text:s/>lacking<text:s/>in depth and too<text:s/>reliant<text:s/>on talk and chalk rather than role plays and<text:s/>practical<text:s/>learning<text:s/>situations</text:p>
        </text:list-item>
      </text:list>
      <text:p text:style-name="P95"/>
      <text:p text:style-name="P96">Disdain for hr work</text:p>
      <text:list text:style-name="LFO7" text:continue-numbering="true">
        <text:list-item>
          <text:p text:style-name="P97"><text:span text:style-name="T98">Problem because most studies suggest<text:s/></text:span><text:span text:style-name="T99">line managers need training in hrm if<text:s/></text:span><text:span text:style-name="T100">they</text:span><text:span text:style-name="T101"><text:s/>are to be effective</text:span></text:p>
        </text:list-item>
        <text:list-item>
          <text:p text:style-name="P102"><text:span text:style-name="T103">Some feel hr competence is gained not through training or a special qualification but<text:s/></text:span><text:span text:style-name="T104">from</text:span><text:span text:style-name="T105"><text:s/>a mixture of common sense and experience</text:span></text:p>
        </text:list-item>
        <text:list-item>
          <text:p text:style-name="P106"><text:span text:style-name="T107">Such disdain for learning and development is worrying as it c</text:span><text:span text:style-name="T108">ontrasts shar</text:span><text:span text:style-name="T109">ply with line managers<text:s/></text:span><text:span text:style-name="T110">beliefs</text:span><text:span text:style-name="T111"><text:s/>about what is needed for people working in their work roles, especially if this is a technical area where knowledge and skills in science or engineering for example are<text:s/></text:span><text:span text:style-name="T112">considered</text:span><text:span text:style-name="T113"><text:s/>essential</text:span></text:p>
        </text:list-item>
        <text:list-item>
          <text:p text:style-name="P114">Often assumed that the skills held by hr specialists are either irrelevant because this is all common sense or inappropriate because they are derived from models of human behaviour that are seen as naïve and idealistic</text:p>
        </text:list-item>
        <text:list-item>
          <text:p text:style-name="P115">Employees who reckon line mangers are good at seeking their views, responding to<text:s/>their suggestions and involving them are also significantly more<text:s/>satisfied<text:s/>as work and<text:s/>committed<text:s/>to their employers</text:p>
        </text:list-item>
      </text:list>
      <text:p text:style-name="P116"/>
      <text:p text:style-name="P117">Inconsistencies in application of hr policies</text:p>
      <text:list text:style-name="LFO8" text:continue-numbering="true">
        <text:list-item>
          <text:p text:style-name="P118">Without specialist hr support and clear procedures to follow inconsistencies in application are likely to arise particularly for compliance with<text:s/>employment<text:s/>legislation</text:p>
        </text:list-item>
        <text:list-item>
          <text:p text:style-name="P119">Dismissals<text:s/>arose after heated rows at the workplace or due to<text:s/>personality<text:s/>clashes, without following any procedure whatsoever</text:p>
        </text:list-item>
        <text:list-item>
          <text:p text:style-name="P120">Inconsistencies<text:s/>arise<text:s/>in<text:s/>other hr activities as well<text:s/>such<text:s/>as absenteeism or perf appraisal</text:p>
        </text:list-item>
        <text:list-item>
          <text:p text:style-name="P121">The pay aspect is down to<text:s/>line<text:s/>manger discretion rather than based on actual info, it depends on how well you get on with you line manager</text:p>
        </text:list-item>
        <text:list-item>
          <text:p text:style-name="P122">Inconsistencies also if line mangers have different vies about the importance of particular hr activities</text:p>
        </text:list-item>
        <text:list-item>
          <text:p text:style-name="P123">Part of the problem is that line mangers prefer to have some flexibility in how they operate and favour informal styles of management wherever possible</text:p>
        </text:list-item>
        <text:list-item>
          <text:p text:style-name="P124">Benefits of adoption</text:p>
          <text:list text:continue-numbering="true">
            <text:list-item>
              <text:p text:style-name="P125">Hr problems are solved at source and receive a business focus</text:p>
            </text:list-item>
            <text:list-item>
              <text:p text:style-name="P126">Better change management is achieved and there is increased speed of decision making</text:p>
            </text:list-item>
            <text:list-item>
              <text:p text:style-name="P127">More time for hr managers to focus on strategic hrm</text:p>
            </text:list-item>
            <text:list-item>
              <text:p text:style-name="P128">Line<text:s/>managers<text:s/>own hr issues, are aware of them and thus<text:s/>can’t<text:s/>ignore than and are more<text:s/>likely to be<text:s/>committed<text:s/>to their own hr decision</text:p>
            </text:list-item>
            <text:list-item>
              <text:p text:style-name="P129">Reduces cost</text:p>
            </text:list-item>
            <text:list-item>
              <text:p text:style-name="P130">Promotes the case that hrm<text:s/>can’t<text:s/>always be transferred to specialists</text:p>
            </text:list-item>
          </text:list>
        </text:list-item>
        <text:list-item>
          <text:p text:style-name="P131">Costs of adoption</text:p>
          <text:list text:continue-numbering="true">
            <text:list-item>
              <text:p text:style-name="P132">Increased pressure to rain and or<text:s/>skill<text:s/>line managers in hrm to improve capability and confidence</text:p>
            </text:list-item>
            <text:list-item>
              <text:p text:style-name="P133">A need for strict auditing in order to address problems of<text:s/>inconsistency<text:s/>in decision making</text:p>
            </text:list-item>
            <text:list-item>
              <text:p text:style-name="P134">Risk of falling standards or abuse of position (discrimination)</text:p>
            </text:list-item>
            <text:list-item>
              <text:p text:style-name="P135">Potential for the hr<text:s/>management role to be marginalised</text:p>
            </text:list-item>
            <text:list-item>
              <text:p text:style-name="P136">Little time for line to perform hr<text:s/>duties<text:s/>due to<text:s/>operational demands on them</text:p>
            </text:list-item>
            <text:list-item>
              <text:p text:style-name="P137">Risks of job overload stress as line manger <text:s/>workloads are increased</text:p>
            </text:list-item>
          </text:list>
        </text:list-item>
      </text:list>
      <text:p text:style-name="P138">Developing line managers to provide effective hrm</text:p>
      <text:soft-page-break/>
      <text:list text:style-name="LFO9" text:continue-numbering="true">
        <text:list-item>
          <text:p text:style-name="P139"><text:span text:style-name="T140">Important</text:span><text:span text:style-name="T141"><text:s/>to<text:s/></text:span><text:span text:style-name="T142">identify</text:span><text:span text:style-name="T143"><text:s/>ways in which to improve their contribution.</text:span></text:p>
        </text:list-item>
        <text:list-item>
          <text:p text:style-name="P144"><text:span text:style-name="T145">Three areas; selection, appraisal and<text:s/></text:span><text:span text:style-name="T146">training of line<text:s/></text:span><text:span text:style-name="T147">managers</text:span><text:span text:style-name="T148">, the use of procedures to enhance consistency in decisions, support<text:s/></text:span><text:span text:style-name="T149">from</text:span><text:span text:style-name="T150"><text:s/>th</text:span><text:span text:style-name="T151">e</text:span><text:span text:style-name="T152"><text:s/>hr function</text:span></text:p>
        </text:list-item>
      </text:list>
      <text:p text:style-name="P153"/>
      <text:p text:style-name="P154">Selection, appraisal and training of line managers</text:p>
      <text:list text:style-name="LFO10" text:continue-numbering="true">
        <text:list-item>
          <text:p text:style-name="P155">Employers need to provide clearer job descriptions and person specf for these critical<text:s/>roles</text:p>
        </text:list-item>
        <text:list-item>
          <text:p text:style-name="P156">Attempts to parachute a manger without requisite qualifications and experience into a leadership<text:s/>role<text:s/>have happened in<text:s/>health<text:s/>service and universities<text:s/>with<text:s/>unsatisfactory<text:s/>results</text:p>
        </text:list-item>
        <text:list-item>
          <text:p text:style-name="P157">Possible to combine technical and people management goals into a person sepc in order to ensure that both are taken seriously</text:p>
        </text:list-item>
        <text:list-item>
          <text:p text:style-name="P158">Feasible to define <text:s/>a set of performance criteria which does focus more on people management skills because technical mastery does not matter quiet so much</text:p>
        </text:list-item>
        <text:list-item>
          <text:p text:style-name="P159">Without explicit proactive support from senior<text:s/>managers and recognition and regard<text:s/>for their work in the hr areas it is easy to see why line mangers do not take this part of job too seriously</text:p>
        </text:list-item>
      </text:list>
      <text:p text:style-name="P160">Using procedures to enhance consistency</text:p>
      <text:list text:style-name="LFO11" text:continue-numbering="true">
        <text:list-item>
          <text:p text:style-name="P161">Targets tend to take priority over hr considerations and directive from hr specialists tend to have less force than those coming from a production director</text:p>
        </text:list-item>
        <text:list-item>
          <text:p text:style-name="P162">Thus a hr policy that is well formulated, embodies the basic rules of good management practice and sensure uniformity and consistency may appear very differently when<text:s/>viewed<text:s/>form the position of line<text:s/>manager</text:p>
        </text:list-item>
        <text:list-item>
          <text:p text:style-name="P163">Procedures of any kind can be seen as the problem rather than a potentially valuable way of<text:s/>channelling<text:s/>disagreement<text:s/>through<text:s/>an agreed rout</text:p>
        </text:list-item>
        <text:list-item>
          <text:p text:style-name="P164">Hr specialists need to be able to persuade lm that procedures are valuable tools rather than millstones</text:p>
        </text:list-item>
        <text:list-item>
          <text:p text:style-name="P165">Procedures have a role in giving lm a clear perspective on the direction in which the org is moving, its objectives and the general standards applied in relation to all aspects of the employment relationship</text:p>
        </text:list-item>
      </text:list>
      <text:p text:style-name="P166"/>
      <text:soft-page-break/>
      <text:p text:style-name="P167">Support from the hr function</text:p>
      <text:list text:style-name="LFO12" text:continue-numbering="true">
        <text:list-item>
          <text:p text:style-name="P168">Because hr issues are increasingly<text:s/>dealt<text:s/>with by lm this has implication for the type of work undertaken by hr pros, new skills likely to<text:s/>become<text:s/>more important</text:p>
        </text:list-item>
        <text:list-item>
          <text:p text:style-name="P169">Likely to be a greater demand to train lm<text:s/></text:p>
        </text:list-item>
        <text:list-item>
          <text:p text:style-name="P170">The supportive conditions that are necessary for effective lm involvement:</text:p>
          <text:list text:continue-numbering="true">
            <text:list-item>
              <text:p text:style-name="P171">The hr function needs to understand that policies are implemented and brought to life by lm and therefore there ought to be sme lm involvement in their design</text:p>
            </text:list-item>
            <text:list-item>
              <text:p text:style-name="P172">Training and development courses need to be taken more seriously and made<text:s/>compulsory<text:s/>and the action points need to be embedded at the workplace to make them effective</text:p>
            </text:list-item>
            <text:list-item>
              <text:p text:style-name="P173">Appraisal processes could include a wider range of stakeholders such as with 360 degree review, and self assessment tolls could help lm to monitor their own progress</text:p>
            </text:list-item>
            <text:list-item>
              <text:p text:style-name="P174">The creation of a strong positive org culture which puts a primacy on integration of hr practices and alignment between stratgegic goals and the workplace</text:p>
            </text:list-item>
            <text:list-item>
              <text:p text:style-name="P175">A focus on key staff<text:s/></text:p>
            </text:list-item>
            <text:list-item>
              <text:p text:style-name="P176">Support from and active commitment of senior managers in role modelling<text:s/>behaviours that are important for the org and to line mangers in particulare</text:p>
            </text:list-item>
            <text:list-item>
              <text:p text:style-name="P177">Convincing<text:s/>lm to take hr more seriously</text:p>
            </text:list-item>
            <text:list-item>
              <text:p text:style-name="P178">First relaties to the cost of getting<text:s/>things wrong and it is worthwhile<text:s/>estimating the financial implication of mistakes</text:p>
            </text:list-item>
            <text:list-item>
              <text:p text:style-name="P179">Second argument is<text:s/>the benefits of getting it right many of which are the converse of getting it wrong – higher value that is added from each well<text:s/>motivated<text:s/>employee, better reputation of company can attract better workers</text:p>
            </text:list-item>
          </text:list>
        </text:list-item>
      </text:list>
      <text:p text:style-name="P180"/>
      <text:p text:style-name="P181">Leadership</text:p>
      <text:list text:style-name="LFO13" text:continue-numbering="true">
        <text:list-item>
          <text:p text:style-name="P182">What is the difference between management and leadership and does it matter?</text:p>
        </text:list-item>
        <text:list-item>
          <text:p text:style-name="P183">Leadership is variously seen as linked to change, trans formation, culture, vision and looking to the future whereas management is seen as concerned with internal org issues such as efficiency,<text:s/>planning, procedures and<text:s/>keeping an eye on the bottom line</text:p>
        </text:list-item>
        <text:list-item>
          <text:p text:style-name="P184">Leadership seen as doing the right thing and management as doing things right</text:p>
        </text:list-item>
        <text:list-item>
          <text:p text:style-name="P185">Leadership portrayed as something which initiates change and transformation in orgs rather than a process which focuses on day to day<text:s/>activities<text:s/>that contribute to the achievement of shorter term targets</text:p>
        </text:list-item>
        <text:list-item>
          <text:p text:style-name="P186">Leadership viewed as positive and inspirational<text:s/>whereas<text:s/>management is seen as routine and mundane, this is a very superficial and inaccurate assumption</text:p>
        </text:list-item>
        <text:list-item>
          <text:p text:style-name="P187">Examine leadership on three perspective – focusing<text:s/>solely<text:s/>on the traits or attributes of leader, 2 those leaderships as varying depending on context and 3 those that focusing on exchange relations between leaders and their teams</text:p>
        </text:list-item>
      </text:list>
      <text:p text:style-name="P188"/>
      <text:p text:style-name="P189">Leaders are born and not made</text:p>
      <text:list text:style-name="LFO14" text:continue-numbering="true">
        <text:list-item>
          <text:p text:style-name="P190">Trait based theories, close observation of the<text:s/>qualities<text:s/>shown by well known leaders from politics as well as business in order to identify the attributes that characterised their style</text:p>
        </text:list-item>
        <text:list-item>
          <text:p text:style-name="P191">Self confidence and intelligen apperad more frequently in these lists</text:p>
        </text:list-item>
        <text:list-item>
          <text:p text:style-name="P192">Richard branson – combines a mixture of personal charm, entrepreneurial spirit and slightly eccentric behaviours in his approach to <text:s/>business</text:p>
        </text:list-item>
        <text:list-item>
          <text:p text:style-name="P193">Trait theories are based on the assumption that leaders are born and have personal characteristics that are immutable, such as charisma, inspiration, transformative ability, drive, passion, integrity and heroism</text:p>
        </text:list-item>
        <text:list-item>
          <text:p text:style-name="P194">Criticsm – by focusin on the attributes of existing leaders they tend to conservatism and do not allow space for other styles of leadership that are less visible and possible wqually effective in practice but take longer to have an impact</text:p>
        </text:list-item>
        <text:list-item>
          <text:p text:style-name="P195">Little attention given to performance of these styles longer term</text:p>
        </text:list-item>
        <text:list-item>
          <text:p text:style-name="P196">Second – since majority of leaders have been men they overlook any of the attributes that women may bring to bear</text:p>
        </text:list-item>
        <text:list-item>
          <text:p text:style-name="P197">Third <text:s/>- reiled primarly on research undertaken in the usa and were assumed to be directly transportable to <text:s/>other countries and culture</text:p>
        </text:list-item>
        <text:list-item>
          <text:p text:style-name="P198">4 these sorts of leadership models are totally acontextual and assumptions are made that a good leader has attributes which will be successful irrespective ot<text:s/>he situation in which they are operation</text:p>
        </text:list-item>
        <text:list-item>
          <text:p text:style-name="P199">Serious concern is that heroic or charismatic leaders may not be fantastic to wrok for</text:p>
        </text:list-item>
        <text:list-item>
          <text:p text:style-name="P200">Pelletier idenfites a set of dimensions which characterise toxic leader behaviour:</text:p>
          <text:list text:continue-numbering="true">
            <text:list-item>
              <text:p text:style-name="P201">Attacks on followers self esteem – demeaning,<text:s/>ridiculing , mocking</text:p>
            </text:list-item>
            <text:list-item>
              <text:p text:style-name="P202">Lack of integrity,- being deceptionve, blaming others for leaders mistake</text:p>
            </text:list-item>
            <text:list-item>
              <text:p text:style-name="P203">Abusiveness – displaying anger, coercing</text:p>
            </text:list-item>
            <text:list-item>
              <text:p text:style-name="P204">Social exclusion – excluding individual from social function</text:p>
            </text:list-item>
            <text:list-item>
              <text:p text:style-name="P205">Divisiveness – ostracigins employees, inciting one<text:s/>employee t ochastise another</text:p>
            </text:list-item>
            <text:list-item>
              <text:p text:style-name="P206">Promoting inequality = exhibiting favouritism, being selective in promotion</text:p>
            </text:list-item>
            <text:list-item>
              <text:p text:style-name="P207">Threats to followers security – being aggressive, threatening employees job security</text:p>
            </text:list-item>
            <text:list-item>
              <text:p text:style-name="P208">Laissez faire approach – ignoring ideas, disengagement, being rigid</text:p>
            </text:list-item>
          </text:list>
        </text:list-item>
      </text:list>
      <text:p text:style-name="P209"/>
      <text:p text:style-name="P210">Leaders and followers work together in an exchange relationship</text:p>
      <text:list text:style-name="LFO15" text:continue-numbering="true">
        <text:list-item>
          <text:p text:style-name="P211">You cannot have <text:s/>a leader without followers</text:p>
        </text:list-item>
        <text:list-item>
          <text:p text:style-name="P212">This approach takes the view that the relationship between a leader and those that work for them –followers – is key to assessing the value of leadership</text:p>
        </text:list-item>
        <text:list-item>
          <text:p text:style-name="P213">Much depends on the physical nad psychological make up of the team and the way in which they interact, two approaches ;transactionals and transformational leadership and leader member exchange</text:p>
        </text:list-item>
        <text:list-item>
          <text:p text:style-name="P214">Transactional leadership is where leaders seek to gain<text:s/>commitment thorugh the negotiation of appropriate follower behaviours comprising rewards and punishment with the assumption that worker motivation will be achieved if the rewards are sufficiently generous</text:p>
        </text:list-item>
        <text:list-item>
          <text:p text:style-name="P215">Trans leadership relies on instrumental factors this is only capable of generating calculative and realtively weak forms of identification which are soon lost if material rewaredsa re no longer there</text:p>
        </text:list-item>
        <text:list-item>
          <text:p text:style-name="P216"><text:span text:style-name="T217">Transformational<text:s/></text:span><text:span text:style-name="T218">leadership aims to develop motivation and commitment by generating and communicating a cl</text:span><text:span text:style-name="T219">ear vision where the focus is on higher vlues</text:span></text:p>
        </text:list-item>
        <text:list-item>
          <text:p text:style-name="P220">Supoised to be able to inspire their teams to achieve higher levels of perf and encourage them to accept change</text:p>
        </text:list-item>
        <text:list-item>
          <text:p text:style-name="P221">Avolio and bass transformational leadership summareied in jap and uk:</text:p>
          <text:list text:continue-numbering="true">
            <text:list-item>
              <text:p text:style-name="P222">Idealised influence<text:s/>attributed – leaders have socialised charisma, perceived as being confident and powerful and viewd as focusing on higher order ideas and ethics</text:p>
            </text:list-item>
            <text:list-item>
              <text:p text:style-name="P223">Idealised influence behvarious – centred on values, beliefs and a sense of mission and they consider the needs of others and share risks with them</text:p>
            </text:list-item>
            <text:list-item>
              <text:p text:style-name="P224">Inspirational motivation – done by providing meaning and challenge at work, team spirit is aroused and enthusiasm and optimism is displayed</text:p>
            </text:list-item>
            <text:list-item>
              <text:p text:style-name="P225">Intellectual stimulation – followers encoured to be innovatinve and creative by questioning assumptions, reframing problems and approaching old situaionts in new ways</text:p>
            </text:list-item>
            <text:list-item>
              <text:p text:style-name="P226">Individualised consideration- special attention is paid to each team member so as to aid achievemtn and growth by two way communication and management by walking about</text:p>
            </text:list-item>
          </text:list>
        </text:list-item>
        <text:list-item>
          <text:p text:style-name="P227">Critism of trans – it is idealised and predicted upon a specific <text:s/>type of org setting where followers are expected to question assumptions and seek input into decision making and where leaders accept that they do not have all the answers</text:p>
        </text:list-item>
        <text:list-item>
          <text:p text:style-name="P228">Hard to see how such<text:s/>an open and participative style could function in a trad manufacturing org where rules and conformance to stnadards are essential</text:p>
        </text:list-item>
        <text:list-item>
          <text:p text:style-name="P229">Second –these behaviorus are implicitly drawn from toehr orgs in the developed world, seems dated when <text:s/>we consider pushes for globalisation, knowledge sharing nad de layering or orgs which disperse leadership</text:p>
        </text:list-item>
        <text:list-item>
          <text:p text:style-name="P230">Third- even though followers are teaken into account in these theories of leadership the emphaisis is till on leaders and their behaviour thaterh than equally focused on follwers and leaders</text:p>
        </text:list-item>
        <text:list-item>
          <text:p text:style-name="P231">Assumptions are made that all followers are keen to take part in decision making which may not be the case in many org</text:p>
        </text:list-item>
        <text:list-item>
          <text:p text:style-name="P232">Leader member exchange theory states that it is the quality of the relationship between an employee and their immediate line manager which impacts on<text:s/><text:soft-page-break/>employee outcomes and perf rather than supervisor follower relations being exactly the same across the whole group</text:p>
        </text:list-item>
        <text:list-item>
          <text:p text:style-name="P233">Studies who links between high lmx, favourable employee attitudes and higher levels of engagement in<text:s/>collaborative problem sovling, with org citizenship behaviour and with org justice</text:p>
        </text:list-item>
        <text:list-item>
          <text:p text:style-name="P234">Liden argues that line mangers play important role in socialising employees not simply by ensruign they understand the formal content of their job description but also in initiationg them into group cultures, introducing them to contacts within their own social network kand shapirng their understadin of the cultural norms of the workplace</text:p>
        </text:list-item>
        <text:list-item>
          <text:p text:style-name="P235">Effective leaders link achievement of org goals to follower fulfilment of self development goals with the former advancing the latter</text:p>
        </text:list-item>
        <text:list-item>
          <text:p text:style-name="P236">Lmx <text:s/>criticisms – focuses on the micro level and ignore s wider forces that shape and privilege certain leadership styles over others depending on context</text:p>
        </text:list-item>
        <text:list-item>
          <text:p text:style-name="P237">Strong lmx could promote high levels of employee commitment to their supervisors with no knock on effect to the org level</text:p>
        </text:list-item>
        <text:list-item>
          <text:p text:style-name="P238">Can lead to accusations of favouritism with the group<text:s/></text:p>
        </text:list-item>
      </text:list>
      <text:p text:style-name="P239"/>
      <text:p text:style-name="P240">Leadership is shaped by situation rather than being an enduring quality</text:p>
      <text:list text:style-name="LFO16" text:continue-numbering="true">
        <text:list-item>
          <text:p text:style-name="P241">Overlook the contextual pressures that shape leadership and for this reason they are deficient in at least some respects</text:p>
        </text:list-item>
        <text:list-item>
          <text:p text:style-name="P242">Unlikely that the leadership skills needed forsurviving in the desert or negotiating access through a violent country would be similar to those deemed appropriate for leading a group of scientists<text:s/>or lawyers</text:p>
        </text:list-item>
        <text:list-item>
          <text:p text:style-name="P243">Theres is a range of contingenet factors which can influence appropriate leadership styles, most important are:</text:p>
          <text:list text:continue-numbering="true">
            <text:list-item>
              <text:p text:style-name="P244">Difference between institutions and cultures in different coutnreis – major differences between countreis that can influence what are deemed acceptable styles of leader behaviour and leader follower relations.</text:p>
            </text:list-item>
            <text:list-item>
              <text:p text:style-name="P245">Difference between secotrs- this mirrors the debate about high and low road styles of hrm with leadership in quality enhancement orgs tending towards involvement of staff whilst<text:s/>in cost reduction orgs it is likely to be more directive. <text:s/>Private v public sector</text:p>
            </text:list-item>
            <text:list-item>
              <text:p text:style-name="P246">Differences between orgs due<text:s/>to structure, size and ceo – leadership styles are bound to vary due to these factors, larger org, depends on size and complexity of team being<text:s/>managed</text:p>
            </text:list-item>
            <text:list-item>
              <text:p text:style-name="P247">Differences de to labour market conditions and occupational groups being led – leadership needs to take into account the qualifications and experience of follwoers and their knowledge and expectations at the workplace.</text:p>
            </text:list-item>
          </text:list>
        </text:list-item>
      </text:list>
      <text:p text:style-name="P248">Conclusions</text:p>
      <text:list text:style-name="LFO17" text:continue-numbering="true">
        <text:list-item>
          <text:p text:style-name="P249"><text:span text:style-name="T250">Part of problem i</text:span><text:span text:style-name="T251">s that line mangers have often been given responsibilities without sufficient consideration of the skills they possess, the amount of work they are expected to do in areas <text:s/>other than hrm, and regularly without much training in people management</text:span></text:p>
        </text:list-item>
        <text:list-item>
          <text:p text:style-name="P252"><text:span text:style-name="T253">They are n</text:span><text:span text:style-name="T254">ot even interested in or committed to the hr policies that heir org uses viewing them as inappropriate irrelevant and nonsensical</text:span></text:p>
        </text:list-item>
        <text:list-item>
          <text:p text:style-name="P255"><text:span text:style-name="T256">Support is needed</text:span></text:p>
        </text:list-item>
        <text:list-item>
          <text:p text:style-name="P257"/>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vid Weitbrecht</meta:initial-creator>
    <dc:creator>David Weitbrecht</dc:creator>
    <meta:creation-date>2014-12-02T19:48:00Z</meta:creation-date>
    <dc:date>2015-04-07T09:33:00Z</dc:date>
    <meta:template xlink:href="Normal" xlink:type="simple"/>
    <meta:editing-cycles>7</meta:editing-cycles>
    <meta:editing-duration>PT19380S</meta:editing-duration>
    <meta:document-statistic meta:page-count="13" meta:paragraph-count="47" meta:word-count="3521" meta:character-count="23549" meta:row-count="167" meta:non-whitespace-character-count="20075"/>
  </office:meta>
</office:document-meta>
</file>